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c7b" officeooo:paragraph-rsid="00006c7b"/>
    </style:style>
    <style:style style:name="P2" style:family="paragraph" style:parent-style-name="Standard" style:list-style-name="L1">
      <style:text-properties officeooo:rsid="00006c7b" officeooo:paragraph-rsid="00006c7b"/>
    </style:style>
    <style:style style:name="P3" style:family="paragraph" style:parent-style-name="Standard" style:list-style-name="L1">
      <style:text-properties officeooo:rsid="0001d86e" officeooo:paragraph-rsid="0001d86e"/>
    </style:style>
    <style:style style:name="P4" style:family="paragraph" style:parent-style-name="Standard" style:list-style-name="L1">
      <style:text-properties officeooo:rsid="0009139a" officeooo:paragraph-rsid="0009139a"/>
    </style:style>
    <style:style style:name="P5" style:family="paragraph" style:parent-style-name="Standard">
      <style:text-properties officeooo:rsid="0009139a" officeooo:paragraph-rsid="0009139a"/>
    </style:style>
    <style:style style:name="P6" style:family="paragraph" style:parent-style-name="Standard">
      <style:text-properties officeooo:rsid="000a3166" officeooo:paragraph-rsid="000a3166"/>
    </style:style>
    <style:style style:name="P7" style:family="paragraph" style:parent-style-name="Standard" style:list-style-name="L5">
      <style:text-properties officeooo:rsid="000a3166" officeooo:paragraph-rsid="000a3166"/>
    </style:style>
    <style:style style:name="P8" style:family="paragraph" style:parent-style-name="Standard" style:list-style-name="L5">
      <style:text-properties officeooo:rsid="000a3527" officeooo:paragraph-rsid="000a3527"/>
    </style:style>
    <style:style style:name="P9" style:family="paragraph" style:parent-style-name="Standard" style:list-style-name="L5">
      <style:text-properties officeooo:rsid="000bc6aa" officeooo:paragraph-rsid="000bc6aa"/>
    </style:style>
    <style:style style:name="P10" style:family="paragraph" style:parent-style-name="Standard" style:list-style-name="L5">
      <style:text-properties officeooo:rsid="000c555a" officeooo:paragraph-rsid="000c555a"/>
    </style:style>
    <style:style style:name="P11" style:family="paragraph" style:parent-style-name="Standard">
      <style:text-properties officeooo:rsid="000c555a" officeooo:paragraph-rsid="000c555a"/>
    </style:style>
    <style:style style:name="P12" style:family="paragraph" style:parent-style-name="Standard">
      <style:text-properties officeooo:paragraph-rsid="001094bf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paragraph-rsid="001094bf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121d2" officeooo:paragraph-rsid="001121d2"/>
    </style:style>
    <style:style style:name="P15" style:family="paragraph" style:parent-style-name="Standard" style:list-style-name="L6">
      <style:text-properties officeooo:rsid="001121d2" officeooo:paragraph-rsid="001121d2"/>
    </style:style>
    <style:style style:name="T1" style:family="text">
      <style:text-properties officeooo:rsid="00006c7b"/>
    </style:style>
    <style:style style:name="T2" style:family="text">
      <style:text-properties officeooo:rsid="0001d86e"/>
    </style:style>
    <style:style style:name="T3" style:family="text">
      <style:text-properties officeooo:rsid="000248b1"/>
    </style:style>
    <style:style style:name="T4" style:family="text">
      <style:text-properties officeooo:rsid="0009139a"/>
    </style:style>
    <style:style style:name="T5" style:family="text">
      <style:text-properties officeooo:rsid="00129d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Restaurant booking app:</text:span></text:p>
      <text:p text:style-name="P13"/>
      <text:p text:style-name="P12"><text:span text:style-name="T1"><text:tab/>A sample app to order food online and also book restaurant tables online. There will be 2 users, customer and restaurant owner. Restaurnat owner can add his/her own restaurant to the portal. Customer can order food or book tables from the list of restaurant.</text:span></text:p>
      <text:p text:style-name="P1"/>
      <text:p text:style-name="P1">Role and access of customer:</text:p>
      <text:list xml:id="list2398016509" text:style-name="L1">
        <text:list-item>
          <text:p text:style-name="P2">login</text:p>
        </text:list-item>
        <text:list-item>
          <text:p text:style-name="P2">can see list of restaurant</text:p>
        </text:list-item>
        <text:list-item>
          <text:p text:style-name="P2">search for restaurant</text:p>
        </text:list-item>
        <text:list-item>
          <text:p text:style-name="P2">can see restaurnat foods</text:p>
        </text:list-item>
        <text:list-item>
          <text:p text:style-name="P2">can see restaurant table info</text:p>
        </text:list-item>
        <text:list-item>
          <text:p text:style-name="P2">can book <text:span text:style-name="T2">restaurant table</text:span></text:p>
        </text:list-item>
        <text:list-item>
          <text:p text:style-name="P3">can add food to cart</text:p>
        </text:list-item>
        <text:list-item>
          <text:p text:style-name="P3">can checkout the cart</text:p>
        </text:list-item>
        <text:list-item>
          <text:p text:style-name="P3">can order the food</text:p>
        </text:list-item>
        <text:list-item>
          <text:p text:style-name="P3">can see the history <text:span text:style-name="T3">(and) status</text:span> of <text:span text:style-name="T4">food </text:span>orders</text:p>
        </text:list-item>
        <text:list-item>
          <text:p text:style-name="P4">can see the history (and) status of table bookings (delete bookings also)</text:p>
        </text:list-item>
      </text:list>
      <text:p text:style-name="P5"/>
      <text:p text:style-name="P6">Role and access of Restaurant owner:</text:p>
      <text:list xml:id="list2292211323" text:style-name="L5">
        <text:list-item>
          <text:p text:style-name="P7">login</text:p>
        </text:list-item>
        <text:list-item>
          <text:p text:style-name="P7">can see his/her restaurant info and status</text:p>
        </text:list-item>
        <text:list-item>
          <text:p text:style-name="P7">can edit his/her restaurant info</text:p>
        </text:list-item>
        <text:list-item>
          <text:p text:style-name="P7">can add/delete/update foods and his status</text:p>
        </text:list-item>
        <text:list-item>
          <text:p text:style-name="P8">can add/delete/update his table status</text:p>
        </text:list-item>
        <text:list-item>
          <text:p text:style-name="P9">can see the current orders info</text:p>
        </text:list-item>
        <text:list-item>
          <text:p text:style-name="P10">can update the order and booking status</text:p>
        </text:list-item>
      </text:list>
      <text:p text:style-name="P11"/>
      <text:p text:style-name="P14">customer/restaurant owner Onboarding:</text:p>
      <text:list xml:id="list2006015793" text:style-name="L6">
        <text:list-item>
          <text:p text:style-name="P15"><text:span text:style-name="T5">A normal window to get user basic details.</text:span></text:p>
        </text:list-item>
        <text:list-item>
          <text:p text:style-name="P15"><text:span text:style-name="T5">A onboarding wondow to get restaurant details, get food detail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0:27:11.944974798</meta:creation-date>
    <dc:date>2019-12-22T21:16:09.869946253</dc:date>
    <meta:editing-duration>PT28M10S</meta:editing-duration>
    <meta:editing-cycles>12</meta:editing-cycles>
    <meta:generator>LibreOffice/6.2.8.2$Linux_X86_64 LibreOffice_project/20$Build-2</meta:generator>
    <meta:document-statistic meta:table-count="0" meta:image-count="0" meta:object-count="0" meta:page-count="1" meta:paragraph-count="25" meta:word-count="192" meta:character-count="1047" meta:non-whitespace-character-count="899"/>
  </office:meta>
</office:document-meta>
</file>